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1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1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1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14.wav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usic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usic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usic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usic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usic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usic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1:44:07.879090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15T12:55:19.721653457</dc:date>
    <meta:editing-duration>PT2H12M11S</meta:editing-duration>
    <meta:editing-cycles>133</meta:editing-cycles>
    <meta:generator>LibreOffice/4.4.6.3$Linux_X86_64 LibreOffice_project/40m0$Build-3</meta:generator>
    <meta:document-statistic meta:table-count="1" meta:cell-count="3086" meta:object-count="0"/>
  </office:meta>
</office:document-meta>
</file>